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 officeooo:paragraph-rsid="001a4e7d"/>
    </style:style>
    <style:style style:name="P2" style:family="paragraph" style:parent-style-name="Title">
      <style:text-properties style:font-name="Calibri" officeooo:rsid="001a4e7d" officeooo:paragraph-rsid="001a4e7d"/>
    </style:style>
    <style:style style:name="P3" style:family="paragraph" style:parent-style-name="Standard">
      <style:paragraph-properties fo:line-height="100%"/>
      <style:text-properties style:font-name="Calibri" officeooo:rsid="001892c2" officeooo:paragraph-rsid="001892c2"/>
    </style:style>
    <style:style style:name="P4" style:family="paragraph" style:parent-style-name="Text_20_body">
      <style:paragraph-properties fo:line-height="100%"/>
      <style:text-properties style:font-name="Calibri" officeooo:rsid="001892c2" officeooo:paragraph-rsid="001892c2"/>
    </style:style>
    <style:style style:name="P5" style:family="paragraph" style:parent-style-name="Text_20_body">
      <style:paragraph-properties fo:line-height="100%"/>
      <style:text-properties officeooo:rsid="001892c2" officeooo:paragraph-rsid="001892c2"/>
    </style:style>
    <style:style style:name="P6" style:family="paragraph" style:parent-style-name="Text_20_body">
      <style:paragraph-properties fo:line-height="100%"/>
      <style:text-properties style:font-name="Calibri" officeooo:rsid="001892c2" officeooo:paragraph-rsid="001bbf26"/>
    </style:style>
    <style:style style:name="P7" style:family="paragraph" style:parent-style-name="Text_20_body" style:list-style-name="L1">
      <style:paragraph-properties fo:line-height="100%"/>
      <style:text-properties style:font-name="Calibri" officeooo:rsid="001892c2"/>
    </style:style>
    <style:style style:name="P8" style:family="paragraph" style:parent-style-name="Text_20_body">
      <style:paragraph-properties fo:line-height="100%"/>
      <style:text-properties style:font-name="Calibri" officeooo:rsid="001d123f" officeooo:paragraph-rsid="0025b18b"/>
    </style:style>
    <style:style style:name="P9" style:family="paragraph" style:parent-style-name="Text_20_body">
      <style:paragraph-properties fo:line-height="100%"/>
      <style:text-properties style:font-name="Calibri" officeooo:rsid="001d123f" officeooo:paragraph-rsid="001d123f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Calibri" fo:font-size="18pt" fo:font-weight="bold" officeooo:rsid="00357789" officeooo:paragraph-rsid="00357789" style:font-size-asian="18pt" style:font-weight-asian="bold" style:font-size-complex="18pt" style:font-weight-complex="bold"/>
    </style:style>
    <style:style style:name="P11" style:family="paragraph" style:parent-style-name="Heading_20_4">
      <style:text-properties style:font-name="Calibri" officeooo:rsid="001892c2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Calibri"/>
    </style:style>
    <style:style style:name="P13" style:family="paragraph" style:parent-style-name="Text_20_body">
      <style:text-properties style:font-name="Calibri" officeooo:rsid="001f7f7e" officeooo:paragraph-rsid="001f7f7e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Text_20_body" style:list-style-name="L2">
      <style:text-properties style:font-name="Calibri" officeooo:rsid="001f7f7e" officeooo:paragraph-rsid="001f7f7e"/>
    </style:style>
    <style:style style:name="P16" style:family="paragraph" style:parent-style-name="Text_20_body" style:list-style-name="L2">
      <style:text-properties style:font-name="Calibri" officeooo:rsid="001f7f7e" officeooo:paragraph-rsid="001ff6c9"/>
    </style:style>
    <style:style style:name="P17" style:family="paragraph" style:parent-style-name="Text_20_body" style:list-style-name="L2">
      <style:text-properties style:font-name="Calibri" officeooo:rsid="001fe87b" officeooo:paragraph-rsid="001ff6c9"/>
    </style:style>
    <style:style style:name="P18" style:family="paragraph" style:parent-style-name="Text_20_body">
      <style:text-properties style:font-name="Calibri" officeooo:rsid="001fe87b" officeooo:paragraph-rsid="001fe87b"/>
    </style:style>
    <style:style style:name="P19" style:family="paragraph" style:parent-style-name="Text_20_body" style:list-style-name="L3">
      <style:text-properties style:font-name="Calibri" fo:font-style="italic" fo:font-weight="bold" officeooo:rsid="0021a39e" officeooo:paragraph-rsid="00266dea" style:font-style-asian="italic" style:font-weight-asian="bold" style:font-style-complex="italic" style:font-weight-complex="bold"/>
    </style:style>
    <style:style style:name="P20" style:family="paragraph" style:parent-style-name="Text_20_body" style:list-style-name="L3">
      <style:text-properties style:font-name="Calibri" officeooo:rsid="0021a39e" officeooo:paragraph-rsid="0021a39e"/>
    </style:style>
    <style:style style:name="P21" style:family="paragraph" style:parent-style-name="Text_20_body" style:list-style-name="L3">
      <style:text-properties style:font-name="Calibri" officeooo:rsid="0021a39e" officeooo:paragraph-rsid="0025550f"/>
    </style:style>
    <style:style style:name="P22" style:family="paragraph" style:parent-style-name="Text_20_body" style:list-style-name="L3">
      <style:text-properties style:font-name="Calibri" officeooo:rsid="0024d4b5" officeooo:paragraph-rsid="0025550f"/>
    </style:style>
    <style:style style:name="P23" style:family="paragraph" style:parent-style-name="Text_20_body">
      <style:text-properties style:font-name="Calibri" officeooo:rsid="0024d4b5" officeooo:paragraph-rsid="0025550f"/>
    </style:style>
    <style:style style:name="P24" style:family="paragraph" style:parent-style-name="Text_20_body" style:list-style-name="L4">
      <style:text-properties style:font-name="Calibri" officeooo:rsid="00266500" officeooo:paragraph-rsid="00266500"/>
    </style:style>
    <style:style style:name="P25" style:family="paragraph" style:parent-style-name="Text_20_body">
      <style:text-properties style:font-name="Calibri" officeooo:rsid="00266500" officeooo:paragraph-rsid="00266500"/>
    </style:style>
    <style:style style:name="P26" style:family="paragraph" style:parent-style-name="Text_20_body">
      <style:text-properties style:font-name="Calibri" officeooo:rsid="0027800b" officeooo:paragraph-rsid="0027800b"/>
    </style:style>
    <style:style style:name="P27" style:family="paragraph" style:parent-style-name="Text_20_body">
      <style:paragraph-properties fo:text-align="center" style:justify-single-word="false"/>
      <style:text-properties style:font-name="Calibri" officeooo:rsid="0027800b" officeooo:paragraph-rsid="0027800b"/>
    </style:style>
    <style:style style:name="T1" style:family="text">
      <style:text-properties style:font-name="Calibri"/>
    </style:style>
    <style:style style:name="T2" style:family="text">
      <style:text-properties officeooo:rsid="0025b18b"/>
    </style:style>
    <style:style style:name="T3" style:family="text">
      <style:text-properties officeooo:rsid="00266500"/>
    </style:style>
    <style:style style:name="T4" style:family="text">
      <style:text-properties officeooo:rsid="001de704"/>
    </style:style>
    <style:style style:name="T5" style:family="text">
      <style:text-properties officeooo:rsid="001ff6c9"/>
    </style:style>
    <style:style style:name="T6" style:family="text">
      <style:text-properties officeooo:rsid="002f3773"/>
    </style:style>
    <style:style style:name="T7" style:family="text">
      <style:text-properties officeooo:rsid="00310670"/>
    </style:style>
    <style:style style:name="T8" style:family="text">
      <style:text-properties officeooo:rsid="001f7f7e"/>
    </style:style>
    <style:style style:name="T9" style:family="text">
      <style:text-properties officeooo:rsid="0027800b"/>
    </style:style>
    <style:style style:name="T10" style:family="text">
      <style:text-properties officeooo:rsid="002ae6a0"/>
    </style:style>
    <style:style style:name="T11" style:family="text">
      <style:text-properties officeooo:rsid="002b30fc"/>
    </style:style>
    <style:style style:name="T12" style:family="text">
      <style:text-properties officeooo:rsid="00278a58"/>
    </style:style>
    <style:style style:name="T13" style:family="text">
      <style:text-properties officeooo:rsid="0025550f"/>
    </style:style>
    <style:style style:name="T14" style:family="text">
      <style:text-properties officeooo:rsid="0021a39e"/>
    </style:style>
    <style:style style:name="T15" style:family="text">
      <style:text-properties officeooo:rsid="002c4b66"/>
    </style:style>
    <style:style style:name="T16" style:family="text">
      <style:text-properties officeooo:rsid="00266dea"/>
    </style:style>
    <style:style style:name="T17" style:family="text">
      <style:text-properties officeooo:rsid="003277c1"/>
    </style:style>
    <style:style style:name="T18" style:family="text">
      <style:text-properties style:font-name="Calibri" officeooo:rsid="001892c2"/>
    </style:style>
    <style:style style:name="T19" style:family="text">
      <style:text-properties officeooo:rsid="001892c2"/>
    </style:style>
    <style:style style:name="T20" style:family="text">
      <style:text-properties style:font-name="Calibri" officeooo:rsid="002c4b66"/>
    </style:style>
    <style:style style:name="T21" style:family="text">
      <style:text-properties style:font-name="Calibri" officeooo:rsid="002c79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</text:p>
      <text:p text:style-name="P1">Gestion d’une exploitation agricole</text:p>
      <text:p text:style-name="P2">Partie 1</text:p>
      <text:p text:style-name="P3"/>
      <text:p text:style-name="P4"><text:tab/>Dans le cadre de la gestion d’une exploitation agricole, il est essentiel de savoir analyser et mettre en forme des données de production et de vente.</text:p>
      <text:p text:style-name="P4"/>
      <text:p text:style-name="P5"><text:span text:style-name="T1"><text:tab/>Le logiciel </text:span><text:span text:style-name="Strong_20_Emphasis"><text:span text:style-name="T1">Calc</text:span></text:span><text:span text:style-name="T1"> permet d'organiser ces données, d’appliquer des formules pour en extraire des indicateurs utiles, et de créer des graphiques pour mieux visualiser les tendances.</text:span></text:p>
      <text:p text:style-name="P4"/>
      <text:p text:style-name="P6"><text:tab/>Ce devoir a pour objectif de vérifier votre maîtrise des fonctions de base de Calc à travers des activités pratiques sur des ventes de fruits et légumes.</text:p>
      <text:p text:style-name="P6"/>
      <text:p text:style-name="P6">Vous serez amené(e) à :</text:p>
      <text:p text:style-name="P4"/>
      <text:list text:style-name="L1">
        <text:list-item>
          <text:p text:style-name="P7">Mettre en forme un tableau.</text:p>
        </text:list-item>
        <text:list-item>
          <text:p text:style-name="P7">Utiliser des formules de calcul.</text:p>
        </text:list-item>
        <text:list-item>
          <text:p text:style-name="P7">Exploiter des données.</text:p>
        </text:list-item>
      </text:list>
      <text:p text:style-name="P3"/>
      <text:p text:style-name="P8">Dans le fichier « ventes_fruits_legumes_calc.ods » vous trouverez les ventes par mois de différents produits issu de la ferme, <text:span text:style-name="T2">ainsi que, dans la deuxième feuille, le prix unitaire de chaque produit</text:span><text:span text:style-name="T3">s</text:span><text:span text:style-name="T2">.</text:span></text:p>
      <text:p text:style-name="P9">Pour ne pas trop encombrer la feuille <text:span text:style-name="T4">de calcul</text:span>, la première colonne, représentant la dénomination de<text:span text:style-name="T4">s</text:span> différentes ferme, à été enlevé car elle n’apporte pas d’éléments <text:span text:style-name="T4">utile.</text:span></text:p>
      <text:p text:style-name="P9"/>
      <text:p text:style-name="P10">!!!!! Faites au moins une copie dans le dossier « Documents » de l’ordinateur, vous devrez utiliser ce fichier pour la partie 2 !!!!!</text:p>
      <text:h text:style-name="P11" text:outline-level="4"/>
      <text:h text:style-name="P12" text:outline-level="1">Travail demandé</text:h>
      <text:p text:style-name="P13"/>
      <text:h text:style-name="P14" text:outline-level="2">Mise en forme du tableau <text:span text:style-name="T5">(3 pts)</text:span></text:h>
      <text:list text:style-name="L2">
        <text:list-item>
          <text:list>
            <text:list-item>
              <text:p text:style-name="P15">Appliquer la police « Calibri », taille 12, à l’ensemble du tableau <text:span text:style-name="T5">(0,5 pts)</text:span></text:p>
            </text:list-item>
            <text:list-item>
              <text:p text:style-name="P16">Centrer horizontalement les entêtes de colonnes <text:span text:style-name="T6">et faire en sorte que le texte des colonnes soit </text:span><text:span text:style-name="T7">entièrement </text:span><text:span text:style-name="T6">visible</text:span><text:span text:style-name="T5">(0,5 pts)</text:span></text:p>
            </text:list-item>
            <text:list-item>
              <text:p text:style-name="P16">Applique un « filtre automatique » sur les entêtes <text:span text:style-name="T5">(0,5 pts)</text:span></text:p>
            </text:list-item>
            <text:list-item>
              <text:p text:style-name="P16">Ajouter une bordure à toutes les cellules du tableau <text:span text:style-name="T5">(0,5 pts)</text:span></text:p>
            </text:list-item>
            <text:list-item>
              <text:p text:style-name="P16">Mettre le fond des entêtes de colonne en ORANGE <text:span text:style-name="T5">(0,5 pts)</text:span></text:p>
            </text:list-item>
            <text:list-item>
              <text:p text:style-name="P17">Mettre le texte des entêtes de colonne en BLANC et GRAS<text:span text:style-name="T8"> </text:span><text:span text:style-name="T5">(0,5 pts)</text:span></text:p>
            </text:list-item>
          </text:list>
        </text:list-item>
      </text:list>
      <text:p text:style-name="P18"/>
      <text:list xml:id="list1221088031" text:style-name="L3">
        <text:list-header>
          <text:p text:style-name="P19">Dans de nouvelles colonnes à droite du tableau, <text:span text:style-name="T9">avec la même police et la même taille, </text:span><text:span text:style-name="T10">le même alignement </text:span><text:span text:style-name="T11">et les mêmes bordures</text:span><text:span text:style-name="T9">, mais sur fond bleu </text:span><text:span text:style-name="T12">pour les entêtes</text:span> :</text:p>
        </text:list-header>
      </text:list>
      <text:h text:style-name="P14" text:outline-level="2">Calculs automatiques <text:span text:style-name="T13">(12 pts)</text:span></text:h>
      <text:list text:continue-numbering="true" text:style-name="L3">
        <text:list-item>
          <text:list>
            <text:list-item>
              <text:p text:style-name="P20">Calculer la somme annuelle des ventes pour chaque produits <text:span text:style-name="T13">(2 pts)</text:span></text:p>
            </text:list-item>
            <text:list-item>
              <text:p text:style-name="P21">Calculer la moyenne mensuelle des ventes <text:span text:style-name="T13">(2 pts)</text:span></text:p>
            </text:list-item>
            <text:list-item>
              <text:p text:style-name="P21">Indiquer le nombre de la plus petite vente <text:span text:style-name="T13">(2 pts)</text:span></text:p>
            </text:list-item>
            <text:list-item>
              <text:p text:style-name="P21">Indiquer le nombre de la plus grande vente <text:span text:style-name="T13">(2 pts)</text:span></text:p>
            </text:list-item>
            <text:list-item>
              <text:p text:style-name="P22">Utiliser la formule NB.SI(…) pour compter le nombre de mois vendus (si valeur &gt; 0)<text:span text:style-name="T14"> </text:span><text:span text:style-name="T13">(2 pts)</text:span></text:p>
            </text:list-item>
            <text:list-item>
              <text:p text:style-name="P22">Afficher « Bonne vente » si la somme annuelle est supérieur à 5000, sinon « A relancer »<text:span text:style-name="T14"> </text:span><text:span text:style-name="T13">(2 pts)</text:span></text:p>
            </text:list-item>
          </text:list>
        </text:list-item>
      </text:list>
      <text:p text:style-name="P23"/>
      <text:h text:style-name="P14" text:outline-level="2">Recherche (5 pts)</text:h>
      <text:list text:style-name="L4">
        <text:list-item>
          <text:list>
            <text:list-item>
              <text:p text:style-name="P24">Afficher (avec « RECHERCHEV(...) ») le prix unitaire d<text:span text:style-name="T15">e chaque</text:span> produit (2,5 pts)</text:p>
            </text:list-item>
            <text:list-item>
              <text:p text:style-name="P24">Calculer le Chiffre d’Affaire annuel estimé par produits (faire le produit <text:span text:style-name="T16">du prix unitaire et de la somme annuelle) (2,5 pts)</text:span></text:p>
            </text:list-item>
          </text:list>
        </text:list-item>
      </text:list>
      <text:p text:style-name="P25"/>
      <text:p text:style-name="P26">Formules attend<text:span text:style-name="T17">u</text:span>es :</text:p>
      <text:p text:style-name="P27"><text:span text:style-name="Source_20_Text"><text:span text:style-name="T18">SOMME()</text:span></text:span><text:span text:style-name="T19">, </text:span><text:span text:style-name="Source_20_Text"><text:span text:style-name="T18">MOYENNE()</text:span></text:span><text:span text:style-name="T19">, </text:span><text:span text:style-name="Source_20_Text"><text:span text:style-name="T18">MIN()</text:span></text:span><text:span text:style-name="T19">, </text:span><text:span text:style-name="Source_20_Text"><text:span text:style-name="T18">MAX()</text:span></text:span><text:span text:style-name="T19">, </text:span><text:span text:style-name="Source_20_Text"><text:span text:style-name="T18">NB.</text:span></text:span><text:span text:style-name="Source_20_Text"><text:span text:style-name="T20">SI</text:span></text:span><text:span text:style-name="Source_20_Text"><text:span text:style-name="T18">()</text:span></text:span><text:span text:style-name="T19">, </text:span><text:span text:style-name="Source_20_Text"><text:span text:style-name="T18">SI()</text:span></text:span><text:span text:style-name="T19">, </text:span><text:span text:style-name="Source_20_Text"><text:span text:style-name="T18">RECHERCHEV(), </text:span></text:span><text:span text:style-name="Source_20_Text"><text:span text:style-name="T21">PRODUIT(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4:28:25.745081200</meta:creation-date>
    <dc:date>2025-05-06T15:13:11.772381200</dc:date>
    <meta:editing-duration>PT35M46S</meta:editing-duration>
    <meta:editing-cycles>27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4" meta:word-count="454" meta:character-count="2565" meta:non-whitespace-character-count="2163"/>
  </office:meta>
</office:document-meta>
</file>